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5pt solid #000000"/>
    </style:style>
    <style:style style:name="TablaNotables.A2" style:family="table-cell">
      <style:table-cell-properties fo:padding="0.097cm" fo:border-left="0.05pt solid #000000" fo:border-right="none" fo:border-top="none" fo:border-bottom="0.05pt solid #000000"/>
    </style:style>
    <style:style style:name="TablaNo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text-properties officeooo:rsid="0019be0a" officeooo:paragraph-rsid="0019be0a"/>
    </style:style>
    <style:style style:name="P5" style:family="paragraph" style:parent-style-name="Table_20_Contents">
      <style:text-properties officeooo:rsid="001b92f6" officeooo:paragraph-rsid="001b92f6"/>
    </style:style>
    <style:style style:name="P6" style:family="paragraph" style:parent-style-name="Table_20_Contents">
      <style:text-properties officeooo:paragraph-rsid="001b92f6"/>
    </style:style>
    <style:style style:name="P7" style:family="paragraph" style:parent-style-name="Text_20_body">
      <style:paragraph-properties fo:text-align="start" style:justify-single-word="false"/>
      <style:text-properties officeooo:rsid="0029bccb" officeooo:paragraph-rsid="0029bccb"/>
    </style:style>
    <style:style style:name="P8" style:family="paragraph" style:parent-style-name="Heading_20_1" style:list-style-name="WWNum1" style:master-page-name="First_20_Page">
      <style:paragraph-properties style:page-number="auto"/>
    </style:style>
    <style:style style:name="P9" style:family="paragraph" style:parent-style-name="Heading_20_2">
      <style:paragraph-properties fo:text-align="center" style:justify-single-word="false"/>
    </style:style>
    <style:style style:name="P10" style:family="paragraph" style:parent-style-name="Table_20_Contents">
      <style:text-properties officeooo:paragraph-rsid="001b92f6"/>
    </style:style>
    <style:style style:name="P11" style:family="paragraph" style:parent-style-name="Standard">
      <style:paragraph-properties fo:text-align="start" style:justify-single-word="false"/>
      <style:text-properties officeooo:rsid="0027cbfe" officeooo:paragraph-rsid="0027cbf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830cb"/>
    </style:style>
    <style:style style:name="T4" style:family="text">
      <style:text-properties officeooo:rsid="0019be0a"/>
    </style:style>
    <style:style style:name="T5" style:family="text">
      <style:text-properties officeooo:rsid="001acd70"/>
    </style:style>
    <style:style style:name="T6" style:family="text">
      <style:text-properties officeooo:rsid="001b92f6"/>
    </style:style>
    <style:style style:name="T7" style:family="text">
      <style:text-properties officeooo:rsid="001cdcc2"/>
    </style:style>
    <style:style style:name="T8" style:family="text">
      <style:text-properties officeooo:rsid="001e302e"/>
    </style:style>
    <style:style style:name="T9" style:family="text">
      <style:text-properties officeooo:rsid="0021c276"/>
    </style:style>
    <style:style style:name="T10" style:family="text">
      <style:text-properties officeooo:rsid="0024c337"/>
    </style:style>
    <style:style style:name="T11" style:family="text">
      <style:text-properties officeooo:rsid="0025c8f8"/>
    </style:style>
    <style:style style:name="T12" style:family="text">
      <style:text-properties officeooo:rsid="00273521"/>
    </style:style>
    <style:style style:name="T13" style:family="text">
      <style:text-properties officeooo:rsid="0027cbfe"/>
    </style:style>
    <style:style style:name="T14" style:family="text">
      <style:text-properties officeooo:rsid="0029b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7292284" text:style-name="WWNum1">
        <text:list-header>
          <text:h text:style-name="P8" text:outline-level="1">Papas-Firestore</text:h>
        </text:list-header>
      </text:list>
      <text:list xml:id="list727981244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2-6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/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193539279417541" text:continue-numbering="true" text:style-name="Outline">
              <text:list-item>
                <text:list>
                  <text:list-item>
                    <text:h text:style-name="P9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Notables.A2" office:value-type="string">
            <text:p text:style-name="P1"><text:a xlink:type="simple" xlink:href="https://www.youtube.com/watch?v=W-NS2RZm7QM" office:target-frame-name="_top" xlink:show="replace" text:style-name="Internet_20_link" text:visited-style-name="Visited_20_Internet_20_Link">Ejemplo cototo</text:a></text:p>
            <text:p text:style-name="P1"><text:a xlink:type="simple" xlink:href="https://www.youtube.com/watch?v=oJaYfgICjTs" office:target-frame-name="_top" xlink:show="replace" text:style-name="Internet_20_link" text:visited-style-name="Visited_20_Internet_20_Link">Insercion</text:a></text:p>
            <text:p text:style-name="P1"><text:a xlink:type="simple" xlink:href="https://www.youtube.com/watch?v=AACc80JV1sY" office:target-frame-name="_top" xlink:show="replace" text:style-name="Internet_20_link" text:visited-style-name="Visited_20_Internet_20_Link">Tabla</text:a></text:p>
            <text:p text:style-name="P1"><text:a xlink:type="simple" xlink:href="https://www.youtube.com/watch?v=mg-FXyT7sa8" office:target-frame-name="_top" xlink:show="replace" text:style-name="Internet_20_link" text:visited-style-name="Visited_20_Internet_20_Link">Borrar documento</text:a></text:p>
            <text:p text:style-name="P1"><text:a xlink:type="simple" xlink:href="https://www.youtube.com/watch?v=0nIvbY96rXs" office:target-frame-name="_top" xlink:show="replace" text:style-name="Internet_20_link" text:visited-style-name="Visited_20_Internet_20_Link">Editar</text:a></text:p>
          </table:table-cell>
          <table:table-cell table:style-name="TablaNotables.B2" office:value-type="string">
            <text:p text:style-name="Table_20_Contents">Mantenedor web en tiempo real</text:p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irestore-web/#0" office:target-frame-name="_top" xlink:show="replace" text:style-name="Internet_20_link" text:visited-style-name="Visited_20_Internet_20_Link">Codelab-firestore</text:a></text:p>
          </table:table-cell>
          <table:table-cell table:style-name="TablaNotables.B2" office:value-type="string">
            <text:p text:style-name="Table_20_Contents">Un restaurante con nodo js</text:p>
          </table:table-cell>
        </table:table-row>
        <table:table-row>
          <table:table-cell table:style-name="TablaNotables.A2" office:value-type="string">
            <text:p text:style-name="P7">Crear</text:p>
          </table:table-cell>
          <table:table-cell table:style-name="TablaNotables.B2" office:value-type="string">
            <text:p text:style-name="Table_20_Contents"><text:a xlink:type="simple" xlink:href="https://codelabs.developers.google.com/codelabs/flutter-firebase/#5" text:style-name="Internet_20_link" text:visited-style-name="Visited_20_Internet_20_Link"><text:span text:style-name="T14">crear app firestore</text:span></text:a></text:p>
          </table:table-cell>
        </table:table-row>
        <table:table-row>
          <table:table-cell table:style-name="TablaNotables.A2" office:value-type="string">
            <text:p text:style-name="P3"><text:a xlink:type="simple" xlink:href="https://pub.dartlang.org/packages/cloud_firestore" text:style-name="Internet_20_link" text:visited-style-name="Visited_20_Internet_20_Link">Tipo de pluggines</text:a></text:p>
          </table:table-cell>
          <table:table-cell table:style-name="TablaNotables.B2" office:value-type="string">
            <text:p text:style-name="Table_20_Contents">Ver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github.com/putraxor/firestore-flutter" text:style-name="Internet_20_link" text:visited-style-name="Visited_20_Internet_20_Link">mantenedor 1</text:a></text:p>
          </table:table-cell>
          <table:table-cell table:style-name="TablaNotables.B2" office:value-type="string">
            <text:p text:style-name="Table_20_Contents">Putraxor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flutter.institute/firebase-firestore/" text:style-name="Internet_20_link" text:visited-style-name="Visited_20_Internet_20_Link">Instituto flutter</text:a></text:p>
          </table:table-cell>
          <table:table-cell table:style-name="TablaNotables.B2" office:value-type="string">
            <text:p text:style-name="Table_20_Contents">ES la parte 2 se ve buena</text:p>
          </table:table-cell>
        </table:table-row>
        <table:table-row>
          <table:table-cell table:style-name="TablaNotables.A2" office:value-type="string">
            <text:p text:style-name="Text_20_body"><text:a xlink:type="simple" xlink:href="https://github.com/flutter/plugins/blob/master/packages/cloud_firestore/example/lib/main.dart" text:style-name="Internet_20_link" text:visited-style-name="Visited_20_Internet_20_Link">Ejemplo de Flutter</text:a></text:p>
          </table:table-cell>
          <table:table-cell table:style-name="TablaNotables.B2" office:value-type="string">
            <text:p text:style-name="Table_20_Contents">Revisarr pluggins</text:p>
          </table:table-cell>
        </table:table-row>
        <table:table-row>
          <table:table-cell table:style-name="TablaNotables.A2" office:value-type="string">
            <text:p text:style-name="P1"><text:a xlink:type="simple" xlink:href="https://blog.cloudboost.io/copy-export-a-cloud-firestore-database-388cde99259b" text:style-name="Internet_20_link" text:visited-style-name="Visited_20_Internet_20_Link">script copia/exporta |db</text:a></text:p>
          </table:table-cell>
          <table:table-cell table:style-name="TablaNotables.B2" office:value-type="string">
            <text:p text:style-name="Table_20_Contents">Copia y exporta base de de dato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firestore/docs/how-to" text:style-name="Internet_20_link" text:visited-style-name="Visited_20_Internet_20_Link">how-to</text:a></text:p>
          </table:table-cell>
          <table:table-cell table:style-name="TablaNotables.B2" office:value-type="string">
            <text:p text:style-name="Table_20_Contents">Pagina con la operatoria de <text:span text:style-name="T11">firestore</text:span> para varios lenguajes menos flutter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e6aoUnLQBAw" text:style-name="Internet_20_link" text:visited-style-name="Visited_20_Internet_20_Link">Autenticar</text:a></text:p>
          </table:table-cell>
          <table:table-cell table:style-name="TablaNotables.B2" office:value-type="string">
            <text:p text:style-name="P4"/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lutter-firebase/#0" text:style-name="Internet_20_link" text:visited-style-name="Visited_20_Internet_20_Link"><text:span text:style-name="T3">Los bebe</text:span>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pub.dartlang.org/packages/flutter_facebook_login" text:style-name="Internet_20_link" text:visited-style-name="Visited_20_Internet_20_Link"><text:span text:style-name="T4">Autenticar por face</text:span>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steemit.com/utopian-io/@tensor/authenticating-users-with-google-sign-in-and-firebase-firestore-inside-of-dart-s-flutter-framework" text:style-name="Internet_20_link" text:visited-style-name="Visited_20_Internet_20_Link"><text:span text:style-name="T5">Autentificar</text:span></text:a></text:p>
          </table:table-cell>
          <table:table-cell table:style-name="TablaNotables.B2" office:value-type="string">
            <text:p text:style-name="P6"><text:a xlink:type="simple" xlink:href="https://steemit.com/utopian-io/@tensor/authenticating-users-with-google-sign-in-and-firebase-firestore-inside-of-dart-s-flutter-framework" text:style-name="Internet_20_link" text:visited-style-name="Visited_20_Internet_20_Link"><text:span text:style-name="T7">autenticar</text:span>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firebase.google.com/docs/samples/?hl=es-419" text:style-name="Internet_20_link" text:visited-style-name="Visited_20_Internet_20_Link"><text:span text:style-name="T6">Tutorial oficial firebase</text:span></text:a></text:p>
          </table:table-cell>
          <table:table-cell table:style-name="TablaNotables.B2" office:value-type="string">
            <text:p text:style-name="P5"/>
          </table:table-cell>
        </table:table-row>
        <table:table-row>
          <table:table-cell table:style-name="TablaNotables.A2" office:value-type="string">
            <text:p text:style-name="P1"><text:a xlink:type="simple" xlink:href="https://codelabs.developers.google.com/codelabs/flutter-firebase/#0" text:style-name="Internet_20_link" text:visited-style-name="Visited_20_Internet_20_Link"><text:span text:style-name="T8">Autenticar codelab</text:span></text:a></text:p>
          </table:table-cell>
          <table:table-cell table:style-name="TablaNotables.B2" office:value-type="string">
            <text:p text:style-name="P5"/>
          </table:table-cell>
        </table:table-row>
        <table:table-row>
          <table:table-cell table:style-name="TablaNotables.A2" office:value-type="string">
            <text:p text:style-name="P1"><text:a xlink:type="simple" xlink:href="https://proandroiddev.com/getting-your-hands-dirty-with-flutter-project-setup-authorization-ad4c7ab9cd89" text:style-name="Internet_20_link" text:visited-style-name="Visited_20_Internet_20_Link"><text:span text:style-name="T9">paEstudiar</text:span></text:a></text:p>
          </table:table-cell>
          <table:table-cell table:style-name="TablaNotables.B2" office:value-type="string">
            <text:p text:style-name="P5"/>
          </table:table-cell>
        </table:table-row>
        <text:soft-page-break/>
        <table:table-row>
          <table:table-cell table:style-name="TablaNotables.A2" office:value-type="string">
            <text:p text:style-name="P1"><text:a xlink:type="simple" xlink:href="https://medium.com/@rajeshjr/flutter-firestore-push-notification-on-data-change-youtube-style-subscribing-notifications-one-to-b09654db19e0" text:style-name="Internet_20_link" text:visited-style-name="Visited_20_Internet_20_Link"><text:span text:style-name="T10">Notificacione por cambio de datos</text:span></text:a></text:p>
          </table:table-cell>
          <table:table-cell table:style-name="TablaNotables.B2" office:value-type="string">
            <text:p text:style-name="P5"/>
          </table:table-cell>
        </table:table-row>
        <table:table-row>
          <table:table-cell table:style-name="TablaNotables.A2" office:value-type="string">
            <text:p text:style-name="P1"><text:a xlink:type="simple" xlink:href="https://flutter.institute/firebase-firestore/" text:style-name="Internet_20_link" text:visited-style-name="Visited_20_Internet_20_Link"><text:span text:style-name="T12">instituto</text:span></text:a></text:p>
          </table:table-cell>
          <table:table-cell table:style-name="TablaNotables.B2" office:value-type="string">
            <text:p text:style-name="P5"/>
          </table:table-cell>
        </table:table-row>
        <table:table-row>
          <table:table-cell table:style-name="TablaNotables.A2" office:value-type="string">
            <text:p text:style-name="P11">Las librerias</text:p>
          </table:table-cell>
          <table:table-cell table:style-name="TablaNotables.B2" office:value-type="string">
            <text:p text:style-name="P6"><text:a xlink:type="simple" xlink:href="https://github.com/flutter/plugins/blob/master/FlutterFire.md" text:style-name="Internet_20_link" text:visited-style-name="Visited_20_Internet_20_Link"><text:span text:style-name="T13">flutterfire</text:span></text:a></text:p>
          </table:table-cell>
        </table:table-row>
      </table:table>
      <text:p text:style-name="P1"><text:tab/></text:p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4</meta:editing-cycles>
    <meta:creation-date>2018-03-07T12:45:00</meta:creation-date>
    <dc:date>2018-12-18T19:35:37.059000000</dc:date>
    <meta:editing-duration>PT4H13M20S</meta:editing-duration>
    <meta:generator>LibreOffice/6.1.3.2$Windows_X86_64 LibreOffice_project/86daf60bf00efa86ad547e59e09d6bb77c699acb</meta:generator>
    <meta:document-statistic meta:table-count="1" meta:image-count="0" meta:object-count="0" meta:page-count="4" meta:paragraph-count="44" meta:word-count="108" meta:character-count="750" meta:non-whitespace-character-count="6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